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4.641in" fo:margin-top="0in" fo:margin-bottom="0in" table:align="left" style:writing-mode="lr-tb"/>
    </style:style>
    <style:style style:name="Table3.A" style:family="table-column">
      <style:table-column-properties style:column-width="4.64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style:border-line-width="0.0007in 0.0139in 0.0007in" fo:padding="0.0417in" fo:border="0.0153in double #00000a"/>
    </style:style>
    <style:style style:name="Table4" style:family="table">
      <style:table-properties style:width="4.6611in" fo:margin-left="-0.0076in" fo:margin-right="1.8465in" fo:margin-top="0in" fo:margin-bottom="0in" table:align="margins" style:writing-mode="lr-tb"/>
    </style:style>
    <style:style style:name="Table4.A" style:family="table-column">
      <style:table-column-properties style:column-width="4.6611in" style:rel-column-width="65535*"/>
    </style:style>
    <style:style style:name="Table4.A1" style:family="table-cell">
      <style:table-cell-properties style:vertical-align="middle" style:border-line-width="0.0007in 0.0139in 0.0007in" fo:padding="0.0417in" fo:border="0.0153in double #00000a"/>
    </style:style>
    <style:style style:name="Table4.A5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417in" fo:border-left="0.0153in double #00000a" fo:border-right="0.0153in double #00000a" fo:border-top="none" fo:border-bottom="0.0153in double #00000a"/>
    </style:style>
    <style:style style:name="P1" style:family="paragraph" style:parent-style-name="Standard">
      <style:text-properties style:font-name="Times New Roman" fo:font-size="9pt" style:font-name-asian="Times New Roman1" style:font-size-asian="9pt" style:font-name-complex="Times New Roman1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9pt" style:font-name-asian="Times New Roman1" style:font-size-asian="9pt" style:font-name-complex="Times New Roman1" style:font-size-complex="9pt"/>
    </style:style>
    <style:style style:name="P3" style:family="paragraph" style:parent-style-name="Standard" style:master-page-name="">
      <style:paragraph-properties fo:margin-left="0.0547in" fo:margin-right="0in" fo:orphans="2" fo:widows="2" fo:text-indent="0in" style:auto-text-indent="false" style:page-number="auto" style:writing-mode="lr-tb"/>
    </style:style>
    <style:style style:name="P4" style:family="paragraph" style:parent-style-name="Standard" style:master-page-name="Standard">
      <style:paragraph-properties style:page-number="auto"/>
      <style:text-properties fo:color="#000000" style:font-name="Helvetica" fo:font-size="9pt" style:font-name-asian="Times New Roman1" style:font-size-asian="9pt" style:font-name-complex="Times New Roman1" style:font-size-complex="9pt"/>
    </style:style>
    <style:style style:name="P5" style:family="paragraph" style:parent-style-name="Standard">
      <style:text-properties fo:color="#314004" style:font-name="Times New Roman" fo:font-size="9pt" style:font-name-asian="Times New Roman1" style:font-size-asian="9pt" style:font-name-complex="Times New Roman1" style:font-size-complex="9pt"/>
    </style:style>
    <style:style style:name="P6" style:family="paragraph" style:parent-style-name="Standard">
      <style:text-properties fo:color="#007826" style:font-name="Times New Roman" fo:font-size="9pt" style:font-name-asian="Times New Roman1" style:font-size-asian="9pt" style:font-name-complex="Times New Roman1" style:font-size-complex="9pt"/>
    </style:style>
    <style:style style:name="P7" style:family="paragraph" style:parent-style-name="Standard">
      <style:text-properties style:font-name="Times New Roman" fo:font-size="9pt" style:font-name-asian="Times New Roman1" style:font-size-asian="9pt" style:font-name-complex="Times New Roman1" style:font-size-complex="9pt"/>
    </style:style>
    <style:style style:name="P8" style:family="paragraph" style:parent-style-name="Standard">
      <style:text-properties fo:color="#cc00cc" style:font-name="Times New Roman" fo:font-size="9pt" style:font-name-asian="Times New Roman1" style:font-size-asian="9pt" style:font-name-complex="Times New Roman1" style:font-size-complex="9pt"/>
    </style:style>
    <style:style style:name="P9" style:family="paragraph" style:parent-style-name="Standard">
      <style:text-properties fo:color="#0000ff" style:font-name="Times New Roman" fo:font-size="9pt" style:font-name-asian="Times New Roman1" style:font-size-asian="9pt" style:font-name-complex="Times New Roman1" style:font-size-complex="9pt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4" style:family="text">
      <style:text-properties fo:color="#333300"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fo:color="#007826" style:font-name="Times New Roman" fo:font-size="9pt" style:font-name-asian="Times New Roman1" style:font-size-asian="9pt" style:font-name-complex="Times New Roman1" style:font-size-complex="9pt"/>
    </style:style>
    <style:style style:name="T6" style:family="text">
      <style:text-properties fo:color="#579d1c" style:font-name="Times New Roman" fo:font-size="9pt" style:font-name-asian="Times New Roman1" style:font-size-asian="9pt" style:font-name-complex="Times New Roman1" style:font-size-complex="9pt"/>
    </style:style>
    <style:style style:name="T7" style:family="text">
      <style:text-properties fo:color="#00cc33" style:font-name="Times New Roman" fo:font-size="9pt" style:font-name-asian="Times New Roman1" style:font-size-asian="9pt" style:font-name-complex="Times New Roman1" style:font-size-complex="9pt"/>
    </style:style>
    <style:style style:name="T8" style:family="text">
      <style:text-properties fo:color="#ff0000" style:font-name="Times New Roman" fo:font-size="9pt" style:font-name-asian="Times New Roman1" style:font-size-asian="9pt" style:font-name-complex="Times New Roman1" style:font-size-complex="9pt"/>
    </style:style>
    <style:style style:name="T9" style:family="text">
      <style:text-properties fo:color="#ff00ff" style:font-name="Times New Roman" fo:font-size="9pt" style:font-name-asian="Times New Roman1" style:font-size-asian="9pt" style:font-name-complex="Times New Roman1" style:font-size-complex="9pt"/>
    </style:style>
    <style:style style:name="T10" style:family="text">
      <style:text-properties fo:color="#7e0021" style:font-name="Times New Roman" fo:font-size="9pt" style:font-name-asian="Times New Roman1" style:font-size-asian="9pt" style:font-name-complex="Times New Roman1" style:font-size-complex="9pt"/>
    </style:style>
    <style:style style:name="T11" style:family="text">
      <style:text-properties fo:color="#009933" style:font-name="Times New Roman" fo:font-size="9pt" style:font-name-asian="Times New Roman1" style:font-size-asian="9pt" style:font-name-complex="Times New Roman1" style:font-size-complex="9pt"/>
    </style:style>
    <style:style style:name="T12" style:family="text">
      <style:text-properties fo:color="#cc00cc" style:font-name="Times New Roman" fo:font-size="9pt" style:font-name-asian="Times New Roman1" style:font-size-asian="9pt" style:font-name-complex="Times New Roman1" style:font-size-complex="9pt"/>
    </style:style>
    <style:style style:name="T13" style:family="text">
      <style:text-properties fo:color="#ff3300" style:font-name="Times New Roman" fo:font-size="9pt" style:font-name-asian="Times New Roman1" style:font-size-asian="9pt" style:font-name-complex="Times New Roman1" style:font-size-complex="9pt"/>
    </style:style>
    <style:style style:name="T14" style:family="text">
      <style:text-properties fo:color="#339966" style:font-name="Times New Roman" fo:font-size="9pt" style:font-name-asian="Times New Roman1" style:font-size-asian="9pt" style:font-name-complex="Times New Roman1" style:font-size-complex="9pt"/>
    </style:style>
    <style:style style:name="T15" style:family="text">
      <style:text-properties fo:color="#314004" style:font-name="Times New Roman" fo:font-size="9pt" style:font-name-asian="Times New Roman1" style:font-size-asian="9pt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Team</text:p>
          </table:table-cell>
        </table:table-row>
        <table:table-row table:style-name="Table3.1">
          <table:table-cell table:style-name="Table3.A1" office:value-type="string">
            <text:p text:style-name="P9">SCORE is 10</text:p>
            <text:p text:style-name="P5"/>
            <text:p text:style-name="P5">Bad use of color scale, no color legend, no tile for x-axis</text:p>
            <text:p text:style-name="Standard"><text:span text:style-name="T15">Venkatesh Papineni </text:span><text:span text:style-name="T2">(L) <text:s/>0+6+6=</text:span><text:span text:style-name="T3">12</text:span><text:span text:style-name="T2"> <text:s/>7 <text:s/>x 6 <text:s text:c="4"/>web api, rose chart outside, and interaction<text:line-break/></text:span><text:span text:style-name="T5">Hari Inkollu </text:span><text:span text:style-name="T2">1.5+ 3+ 2=</text:span><text:span text:style-name="T3">7</text:span><text:span text:style-name="T2"> <text:s/>- x x (not contributed) intergrate components, that is all<text:line-break/></text:span><text:span text:style-name="T12">Manisha Nalla</text:span><text:span text:style-name="T2"> 3.5+5+6=</text:span><text:span text:style-name="T3">14.5</text:span><text:span text:style-name="T2"> – x 6 <text:s text:c="8"/>matrix implementation <text:line-break/> <text:s/>Vidya Eswarappa 3.5+6+9=</text:span><text:span text:style-name="T3">18.5</text:span><text:span text:style-name="T2"> – x 6 <text:s text:c="3"/>get clinical data and make a histogram</text:span></text:p>
            <text:p text:style-name="P1"/>
            <text:p text:style-name="P2">The group can not answer the question: for a Protein, 1 cancer study, can I get the Mutated data. </text:p>
          </table:table-cell>
        </table:table-row>
        <table:table-row table:style-name="Table3.1">
          <table:table-cell table:style-name="Table3.A1" office:value-type="string">
            <text:p text:style-name="P9">Group score: 9</text:p>
            <text:p text:style-name="P5">Take time to get the cancer data. </text:p>
            <text:p text:style-name="P5">Only scatter plot and pies chart</text:p>
            <text:p text:style-name="P5"/>
            <text:p text:style-name="Standard"><text:span text:style-name="T15">Vibhuti Gupta</text:span><text:span text:style-name="T2">(L) 0+4+7=</text:span><text:span text:style-name="T3">11</text:span><text:span text:style-name="T2"> 8 8 7 only show male vs female for a few selected studies</text:span></text:p>
            <text:p text:style-name="Standard"><text:span text:style-name="T2"><text:line-break/> <text:s/>Kiran Patradu .15+6+11= </text:span><text:span text:style-name="T3">18.5</text:span><text:span text:style-name="T2"> 7 7 7 <text:s/></text:span><text:span text:style-name="T3">This group need to show all variables in the study by PPC and allow to compare 2 studies.</text:span></text:p>
            <text:p text:style-name="Standard"><text:span text:style-name="T2"><text:line-break/></text:span><text:span text:style-name="T8">Akash Machra</text:span><text:span text:style-name="T2"> 7+10+14=</text:span><text:span text:style-name="T3">31</text:span><text:span text:style-name="T2"> 5 x x (did not answer teammate emails) not presenting</text:span></text:p>
          </table:table-cell>
        </table:table-row>
        <table:table-row table:style-name="Table3.1">
          <table:table-cell table:style-name="Table3.A1" office:value-type="string">
            <text:p text:style-name="P9">Group score is 18</text:p>
            <text:p text:style-name="P6"/>
            <text:p text:style-name="Standard"><text:span text:style-name="T5">Manohar Kotapati</text:span><text:span text:style-name="T2"> (L) 0+1+0=</text:span><text:span text:style-name="T3">1</text:span><text:span text:style-name="T2"> <text:s/>- 9 -<text:line-break/> <text:s/></text:span><text:span text:style-name="T1">Sai Sunanda Perumalla</text:span><text:span text:style-name="T2"> 8+6+5=</text:span><text:span text:style-name="T3">19</text:span><text:span text:style-name="T2"> – x 6 <text:s text:c="2"/>did the map. Here score is 14<text:line-break/></text:span><text:span text:style-name="T5">James Taber</text:span><text:span text:style-name="T4"> 5</text:span><text:span text:style-name="T2">+0+0=</text:span><text:span text:style-name="T3">5</text:span><text:span text:style-name="T2"> <text:s text:c="3"/>- 9 <text:s text:c="10"/>// Poll on<text:line-break/></text:span><text:span text:style-name="T8">Akhila Tummala</text:span><text:span text:style-name="T2"> 7+8+13=</text:span><text:span text:style-name="T3">28</text:span><text:span text:style-name="T2"> – x <text:s/>5 copy the code and data from <text:s/>. Presentation: she did the bar chart this is ok. <text:s text:c="2"/>Her score is 13</text:span></text:p>
            <text:p text:style-name="P1"/>
            <text:p text:style-name="Standard"><text:span text:style-name="T2"><text:s/></text:span><text:a xlink:type="simple" xlink:href="http://www.nytimes.com/interactive/2016/11/08/us/politics/election-exit-polls.html?_r=0" text:style-name="Internet_20_link" text:visited-style-name="Visited_20_Internet_20_Link"><text:span text:style-name="T2">http://www.nytimes.com/interactive/2016/11/08/us/politics/election-exit-polls.html?_r=0</text:span></text:a></text:p>
            <text:p text:style-name="P1">For the final: filter the year where female vote or Jewish vote from republican more than 50% for democrate more than 50%, </text:p>
          </table:table-cell>
        </table:table-row>
        <table:table-row table:style-name="Table3.1">
          <table:table-cell table:style-name="Table3.A1" office:value-type="string">
            <text:p text:style-name="P9">Group score is 12</text:p>
            <text:p text:style-name="P8"/>
            <text:p text:style-name="P8">Static images of animals</text:p>
            <text:p text:style-name="P8"/>
            <text:p text:style-name="Standard"><text:span text:style-name="T12">Bharath Kumar Kande</text:span><text:span text:style-name="T2">(L) 2+5+6=</text:span><text:span text:style-name="T3">13</text:span><text:span text:style-name="T2"> <text:s/>- 6 7(links) <text:s text:c="2"/>his core is 15<text:line-break/> <text:s/>Praneeth Yerramothu 8+6+8=</text:span><text:span text:style-name="T3">22</text:span><text:span text:style-name="T2"> – x 6 <text:s/>(map of locations) // did the animal migration for 8 animals</text:span></text:p>
            <text:p text:style-name="Standard"><text:span text:style-name="T2"><text:line-break/></text:span><text:span text:style-name="T8">Brindavani Sunkari</text:span><text:span text:style-name="T2"> <text:s/>8+10+12=</text:span><text:span text:style-name="T3">30</text:span><text:span text:style-name="T2"> – 6 <text:s/>3 (collect the data of animal)</text:span></text:p>
            <text:p text:style-name="P1">1) collect images of animals, <text:s/>see more info of the animal , click to go to more info. Did that manually for each animal. </text:p>
            <text:p text:style-name="Standard"><text:span text:style-name="T2"><text:line-break/></text:span><text:span text:style-name="T9">Aravind Kattamuri</text:span><text:span text:style-name="T2"> 0+5+9=</text:span><text:span text:style-name="T3">14</text:span><text:span text:style-name="T2"> <text:s/>- 6 x 3 (collect the data of animal and images):</text:span></text:p>
            <text:p text:style-name="P1">Did the circular chart, <text:s/>with the conversation status. His score is 12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Group score is 12. <text:s text:c="2"/></text:p>
            <text:p text:style-name="P1"/>
            <text:p text:style-name="Standard"><text:span text:style-name="T2">Vinay Deshpande (L) 0.5+7+8=</text:span><text:span text:style-name="T3">15.5</text:span><text:span text:style-name="T2"> <text:s/>9 7 <text:s/>work on the new data file which shows cancer related to a protein, read the data , but not the visualization. <text:s text:c="2"/>Did the high and low intensity</text:span></text:p>
            <text:p text:style-name="Standard"><text:span text:style-name="T2"><text:line-break/></text:span><text:span text:style-name="T15">Arun Jagerkal </text:span><text:span text:style-name="T2">0+5+7=</text:span><text:span text:style-name="T3">12</text:span><text:span text:style-name="T2"> <text:s/>7 7 <text:s/>8 (get male vs female ratio) - &gt; need to get the bar chart for <text:s text:c="4"/>each studies and order by male ratio for example. Did the bar chart. And API</text:span></text:p>
            <text:p text:style-name="Standard"><text:span text:style-name="T2"><text:line-break/> </text:span><text:span text:style-name="T13">Bhavya Batra</text:span><text:span text:style-name="T2"> 6+11+8=</text:span><text:span text:style-name="T3">25</text:span><text:span text:style-name="T2"> <text:s/>8 x(with email)</text:span><text:bookmark text:name="_GoBack1"/><text:span text:style-name="T2"> try to get images of the proteins, found the </text:span><text:soft-page-break/><text:span text:style-name="T2">source and API, but not sure if he is able to get the images. → loading Images </text:span></text:p>
            <text:p text:style-name="P1"/>
          </table:table-cell>
        </table:table-row>
        <table:table-row>
          <table:table-cell table:style-name="Table4.A1" office:value-type="string">
            <text:p text:style-name="P9">Group score: 16</text:p>
            <text:p text:style-name="P9">25 studies are classified into 6 categories</text:p>
            <text:p text:style-name="Standard"><text:span text:style-name="T14">Nikitha Mahesh</text:span><text:span text:style-name="T2"> (L) 1+3+4=</text:span><text:span text:style-name="T3">8</text:span><text:span text:style-name="T2"> <text:s/>- 8 9 down load data, buble charts, <text:line-break/></text:span><text:span text:style-name="T7">Richard Matovu</text:span><text:span text:style-name="T2"> 0+3+3=</text:span><text:span text:style-name="T3">6</text:span><text:span text:style-name="T2"> <text:s/>- - x <text:s text:c="2"/>Cancer network<text:line-break/></text:span><text:span text:style-name="T6">Upama Nakarmi</text:span><text:span text:style-name="T10"> </text:span><text:span text:style-name="T2">0+4+5=</text:span><text:span text:style-name="T3">9</text:span><text:span text:style-name="T2"> <text:s/>8 8 9 PPC, api, using my template, color coded. <text:line-break/> <text:s text:c="3"/>Taharima Mustafa <text:s/>8 8</text:span></text:p>
          </table:table-cell>
        </table:table-row>
        <table:table-row>
          <table:table-cell table:style-name="Table4.A1" office:value-type="string">
            <text:p text:style-name="P9">Group score is 16</text:p>
            <text:p text:style-name="P6"/>
            <text:p text:style-name="Standard"><text:span text:style-name="T5">Roshan Shetty</text:span><text:span text:style-name="T2"> (L) 0+3+1=</text:span><text:span text:style-name="T3">4</text:span><text:span text:style-name="T2"> <text:s/>9 8 8 <text:s text:c="2"/>17<text:line-break/></text:span><text:span text:style-name="T6">Andrew Salopek</text:span><text:span text:style-name="T2">  0+2+2=</text:span><text:span text:style-name="T3">4</text:span><text:span text:style-name="T2"> – 8 9 his score is 18<text:line-break/> <text:s text:c="2"/>Naimisha Manikonda 0+7+10=17.5 – 8 7 <text:s/>make the bubble chart here score <text:s/>16<text:line-break/></text:span><text:span text:style-name="T9">Suprajyotsna Jampa</text:span><text:span text:style-name="T2"> 3+9+3=</text:span><text:span text:style-name="T3">15</text:span><text:span text:style-name="T2"> <text:s/>- 8 8 her score is is 15 </text:span></text:p>
          </table:table-cell>
        </table:table-row>
        <table:table-row>
          <table:table-cell table:style-name="Table4.A1" office:value-type="string">
            <text:p text:style-name="P9">Group sore is 16 </text:p>
            <text:p text:style-name="Standard"><text:span text:style-name="T5">Sonia Baee</text:span><text:span text:style-name="T1"> (L)</text:span><text:span text:style-name="T5"> </text:span><text:span text:style-name="T2">0+4+2=</text:span><text:span text:style-name="T3">6</text:span><text:span text:style-name="T2"> <text:s/>8 9 <text:s/>Did the gene mutation data<text:line-break/></text:span><text:span text:style-name="T11">Maede Rayati</text:span><text:span text:style-name="T2"> 0+3+5=</text:span><text:span text:style-name="T3">8</text:span><text:span text:style-name="T2"> <text:s/>8 9 Did the parallel coordinates<text:line-break/></text:span><text:span text:style-name="T14">Jeffrey S. Sorbo</text:span><text:span text:style-name="T2"> 0+7.5+2=</text:span><text:span text:style-name="T3">10</text:span><text:span text:style-name="T2"> <text:s/>9 8 <text:s/>final: Present first on the web api. Make the class diagram for the web api. Using papa to parse tsv to json. Focus on 4 caner studies of Melanola. <text:s/></text:span></text:p>
          </table:table-cell>
        </table:table-row>
        <table:table-row>
          <table:table-cell table:style-name="Table4.A5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g, Tommy</meta:initial-creator>
    <dc:creator>Tommy Dang</dc:creator>
    <meta:editing-cycles>104</meta:editing-cycles>
    <meta:creation-date>2016-11-11T20:44:00</meta:creation-date>
    <dc:date>2016-12-14T17:27:19</dc:date>
    <meta:editing-duration>PT8H19M28S</meta:editing-duration>
    <meta:generator>OpenOffice/4.1.3$Unix OpenOffice.org_project/413m1$Build-9783</meta:generator>
    <meta:document-statistic meta:table-count="2" meta:image-count="0" meta:object-count="0" meta:page-count="2" meta:paragraph-count="33" meta:word-count="590" meta:character-count="32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